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06015B830325EA29575.png" manifest:media-type="image/png"/>
  <manifest:file-entry manifest:full-path="Pictures/10000001000001A500000194E8AF0D56FCDF93B5.png" manifest:media-type="image/png"/>
  <manifest:file-entry manifest:full-path="Pictures/100000010000040A000001EA9D418EE88E919B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e460" officeooo:paragraph-rsid="0015e460"/>
    </style:style>
    <style:style style:name="P2" style:family="paragraph" style:parent-style-name="Standard">
      <style:text-properties fo:font-weight="bold" officeooo:rsid="0015e460" officeooo:paragraph-rsid="0015e460" style:font-weight-asian="bold" style:font-weight-complex="bold"/>
    </style:style>
    <style:style style:name="fr1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3.036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uestion 3: Design a DFA which accepts string 1100 or 1010 only</text:p>
      <text:p text:style-name="P1">Diagram:</text:p>
      <text:p text:style-name="P1"><draw:frame draw:style-name="fr1" draw:name="Image3" text:anchor-type="char" svg:width="17cm" svg:height="8.056cm" draw:z-index="2"><draw:image xlink:href="Pictures/100000010000040A000001EA9D418EE88E919B29.png" xlink:type="simple" xlink:show="embed" xlink:actuate="onLoad" draw:mime-type="image/png"/></draw:frame></text:p>
      <text:p text:style-name="P1"><text:s text:c="2"/><draw:frame draw:style-name="fr3" draw:name="Image1" text:anchor-type="char" svg:x="8.62cm" svg:y="0.178cm" svg:width="9.195cm" svg:height="6.318cm" draw:z-index="0"><draw:image xlink:href="Pictures/10000001000001A500000194E8AF0D56FCDF93B5.png" xlink:type="simple" xlink:show="embed" xlink:actuate="onLoad" draw:mime-type="image/png"/></draw:frame></text:p>
      <text:p text:style-name="P1"/>
      <text:p text:style-name="P1"/>
      <text:p text:style-name="P1"><draw:frame draw:style-name="fr2" draw:name="Image2" text:anchor-type="char" svg:x="-0.852cm" svg:y="0.016cm" svg:width="8.11cm" svg:height="2.54cm" draw:z-index="1"><draw:image xlink:href="Pictures/10000001000001C10000006015B830325EA2957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9:25.246903692</meta:creation-date>
    <dc:date>2023-07-25T12:04:21.773700656</dc:date>
    <meta:editing-duration>PT13M1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3" meta:word-count="13" meta:character-count="73" meta:non-whitespace-character-count="60"/>
  </office:meta>
</office:document-meta>
</file>